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text:p>
      <text:p text:style-name="Normal">“...” said she, in response to the timekeeper’s statements. Her apathy might have rubbed it the wrong way. Maybe it was just her impression, but it sounded even louder now.</text:p>
      <text:p text:style-name="Normal">“...”, but even so, despite her own wishes, it didn’t really bother her. And on went this exchange, for a while, neither side budging. After a few minutes though, she started worrying about the clock’s batteries. Blaring for so long day after day would take its toll on anything, so she decided to tap it silent.</text:p>
      <text:p text:style-name="Normal">And lo, her room was quiet again.</text:p>
      <text:p text:style-name="Normal"><text:span text:style-name="T1">You did your best today too, Mr. Clock, </text:span>unfortunately it was unable to get her out of bed. Its hands told her that it was a little past seven, while her heart suddenly tightening reminded her that today was Monday. She would have to go to school again. </text:p>
      <text:p text:style-name="Normal">“... Sigh.”</text:p>
      <text:p text:style-name="Normal">Not that that was a pressing matter yet. For now, she was content just staring at the ceiling.</text:p>
      <text:p text:style-name="Normal">“...” said she, as she let the flow of time carry her from one moment to the next, not really caring where it would end up taking her.</text:p>
      <text:p text:style-name="Normal">And as her eyes relaxed, she couldn’t help but wonder <text:span text:style-name="T1">what if the ceiling were a mirror? </text:span>A mirror to another world, to a different reality. She would fall towards it, and she would land back on her bed, in her room, in her universe. </text:p>
      <text:p text:style-name="Normal">In her universe, her clock and her bed would work together to make her get up in the morning. The clock would understand that just screaming won’t do, and would instead gently remind her that she should get up soon, while her bed would first become softer to assure her that everything was okay, and together they would encourage her to face the day to come.</text:p>
      <text:p text:style-name="Normal">From downstairs, a delicious smell of freshly-baked croissant would waft into her room and would carry her all the way down to the kitchen table, like in the cartoons of old. A cup of hot chocolate would be waiting for her, alongside a breakfast worthy of a five start hotel. Then, Time would slow down to allow her to enjoy it at her leisure, and in this same manner she would get ready to go to school. And when she would start on her way there, when she would reach the bus stop, she would meet up with <text:span text:style-name="T1">you</text:span>. Together, you two would commute to school, having fun talking about anything and everything, and this would go on even in the classroom, much to the teachers’ dismay. This was the kind of universe that she wanted to be i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